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E000002A1840274AFFE3E82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cc00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1.907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24pt" style:font-size-asian="24pt" style:font-size-complex="24pt"/>
    </style:style>
    <style:style style:name="T1" style:family="text">
      <style:text-properties fo:color="#0099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51cm" svg:height="11.999cm" svg:x="-0.051cm" svg:y="0.001cm">
          <draw:image xlink:href="Pictures/10000201000003DE000002A1840274AFFE3E82E0.png" xlink:type="simple" xlink:show="embed" xlink:actuate="onLoad">
            <text:p/>
          </draw:image>
        </draw:frame>
        <draw:line draw:style-name="gr2" draw:text-style-name="P1" draw:layer="layout" svg:x1="9.55cm" svg:y1="3.8cm" svg:x2="11.8cm" svg:y2="2.2cm">
          <text:p/>
        </draw:line>
        <draw:line draw:style-name="gr2" draw:text-style-name="P1" draw:layer="layout" svg:x1="5.15cm" svg:y1="5.8cm" svg:x2="3.4cm" svg:y2="3.25cm">
          <text:p/>
        </draw:line>
        <draw:line draw:style-name="gr2" draw:text-style-name="P1" draw:layer="layout" svg:x1="9.2cm" svg:y1="8.75cm" svg:x2="6.9cm" svg:y2="10.05cm">
          <text:p/>
        </draw:line>
        <draw:frame draw:style-name="gr3" draw:text-style-name="P2" draw:layer="layout" svg:width="13.1cm" svg:height="1.55cm" svg:x="5.35cm" svg:y="0.7cm">
          <draw:text-box>
            <text:p><text:span text:style-name="T1">Cortex-M3 32bit ARM @72Mhz</text:span></text:p>
          </draw:text-box>
        </draw:frame>
        <draw:frame draw:style-name="gr3" draw:text-style-name="P2" draw:layer="layout" svg:width="13.1cm" svg:height="1.55cm" svg:x="1.85cm" svg:y="2.2cm">
          <draw:text-box>
            <text:p><text:span text:style-name="T1">IMU</text:span></text:p>
          </draw:text-box>
        </draw:frame>
        <draw:frame draw:style-name="gr4" draw:text-style-name="P2" draw:layer="layout" svg:width="10cm" svg:height="2.157cm" svg:x="0.6cm" svg:y="9.8cm">
          <draw:text-box>
            <text:p><text:span text:style-name="T1">Triple bus série </text:span><text:span text:style-name="T1">Dynamixe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5:16:16.178302282</meta:creation-date>
    <dc:date>2017-09-25T11:16:24.242609440</dc:date>
    <meta:editing-duration>PT11M1S</meta:editing-duration>
    <meta:editing-cycles>5</meta:editing-cycles>
    <meta:generator>LibreOffice/4.3.3.2$Linux_X86_64 LibreOffice_project/430m0$Build-2</meta:generator>
    <meta:document-statistic meta:object-count="7"/>
  </office:meta>
</office:document-meta>
</file>